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d1acb" officeooo:paragraph-rsid="001d1acb"/>
    </style:style>
    <style:style style:name="P2" style:family="paragraph" style:parent-style-name="Standard" style:list-style-name="L1">
      <style:text-properties officeooo:rsid="001d1acb" officeooo:paragraph-rsid="001d1acb"/>
    </style:style>
    <style:style style:name="P3" style:family="paragraph" style:parent-style-name="Standard" style:list-style-name="L1">
      <style:text-properties officeooo:rsid="001d8223" officeooo:paragraph-rsid="001d8223"/>
    </style:style>
    <style:style style:name="P4" style:family="paragraph" style:parent-style-name="Standard" style:list-style-name="L1">
      <style:text-properties officeooo:rsid="001e2be0" officeooo:paragraph-rsid="001e2be0"/>
    </style:style>
    <style:style style:name="P5" style:family="paragraph" style:parent-style-name="Standard" style:list-style-name="L1">
      <style:text-properties fo:font-style="italic" officeooo:rsid="001e2be0" officeooo:paragraph-rsid="001e2be0" style:font-style-asian="italic" style:font-style-complex="italic"/>
    </style:style>
    <style:style style:name="P6" style:family="paragraph" style:parent-style-name="Standard" style:list-style-name="L1">
      <style:text-properties fo:font-style="italic" fo:font-weight="bold" officeooo:rsid="001e2be0" officeooo:paragraph-rsid="001e2be0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text-properties fo:font-style="italic" fo:font-weight="bold" officeooo:rsid="001ea03d" officeooo:paragraph-rsid="001ea03d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fo:font-style="italic" fo:font-weight="bold" officeooo:rsid="0021c094" officeooo:paragraph-rsid="0021c094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bold" officeooo:rsid="0021e274" officeooo:paragraph-rsid="0021e274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officeooo:rsid="001ea03d" officeooo:paragraph-rsid="001ea03d"/>
    </style:style>
    <style:style style:name="P11" style:family="paragraph" style:parent-style-name="Standard" style:list-style-name="L1">
      <style:text-properties officeooo:rsid="001f588e" officeooo:paragraph-rsid="001f588e"/>
    </style:style>
    <style:style style:name="P12" style:family="paragraph" style:parent-style-name="Standard" style:list-style-name="L1">
      <style:text-properties officeooo:rsid="001f588e" officeooo:paragraph-rsid="0020f5e7"/>
    </style:style>
    <style:style style:name="P13" style:family="paragraph" style:parent-style-name="Standard" style:list-style-name="L1">
      <style:text-properties officeooo:rsid="0020f5e7" officeooo:paragraph-rsid="0020f5e7"/>
    </style:style>
    <style:style style:name="P14" style:family="paragraph" style:parent-style-name="Standard">
      <style:text-properties officeooo:rsid="0020f5e7" officeooo:paragraph-rsid="0020f5e7"/>
    </style:style>
    <style:style style:name="P15" style:family="paragraph" style:parent-style-name="Standard" style:list-style-name="L1">
      <style:text-properties officeooo:rsid="0021ac37" officeooo:paragraph-rsid="0021c094"/>
    </style:style>
    <style:style style:name="P16" style:family="paragraph" style:parent-style-name="Standard" style:list-style-name="L1">
      <style:text-properties officeooo:rsid="0021c094" officeooo:paragraph-rsid="0021c094"/>
    </style:style>
    <style:style style:name="P17" style:family="paragraph" style:parent-style-name="Standard" style:list-style-name="L1">
      <style:text-properties officeooo:rsid="0021e274" officeooo:paragraph-rsid="0021e27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officeooo:rsid="001e2be0" style:font-style-asian="italic" style:font-weight-asian="bold" style:font-style-complex="italic" style:font-weight-complex="bold"/>
    </style:style>
    <style:style style:name="T7" style:family="text">
      <style:text-properties officeooo:rsid="001ea03d"/>
    </style:style>
    <style:style style:name="T8" style:family="text">
      <style:text-properties officeooo:rsid="0020f5e7"/>
    </style:style>
    <style:style style:name="T9" style:family="text">
      <style:text-properties officeooo:rsid="0021ac37"/>
    </style:style>
    <style:style style:name="T10" style:family="text">
      <style:text-properties officeooo:rsid="0021c094"/>
    </style:style>
    <style:style style:name="T11" style:family="text">
      <style:text-properties officeooo:rsid="0021e2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14<text:span text:style-name="T1">th</text:span>, 2023.</text:p>
      <text:p text:style-name="P1">KitKat Dambeck</text:p>
      <text:p text:style-name="P1">Expository Writing</text:p>
      <text:p text:style-name="P1"/>
      <text:list xml:id="list2201909383" text:style-name="L1">
        <text:list-item>
          <text:p text:style-name="P2">Read the prof’s collective thought in announcements in canvas. </text:p>
          <text:list>
            <text:list-item>
              <text:p text:style-name="P2">It’s written like a letter and so cute.</text:p>
            </text:list-item>
            <text:list-item>
              <text:p text:style-name="P11">See also, the advice about structuring body paragraphs in the canvas. </text:p>
            </text:list-item>
            <text:list-item>
              <text:p text:style-name="P2">Thesis.</text:p>
              <text:list>
                <text:list-item>
                  <text:p text:style-name="P2">Makes my position clear. </text:p>
                </text:list-item>
              </text:list>
            </text:list-item>
            <text:list-item>
              <text:p text:style-name="P2">Close reading.</text:p>
              <text:list>
                <text:list-item>
                  <text:p text:style-name="P2">Unpack the implications of the quotes we use.</text:p>
                </text:list-item>
                <text:list-item>
                  <text:p text:style-name="P2">Avoid generalizing the text.</text:p>
                </text:list-item>
                <text:list-item>
                  <text:p text:style-name="P2">Make every sentence have a purpose.</text:p>
                  <text:list>
                    <text:list-item>
                      <text:p text:style-name="P2">I included the idea of modern society as a throw away introduction and my professor is subtweeting me about it. </text:p>
                    </text:list-item>
                  </text:list>
                </text:list-item>
              </text:list>
            </text:list-item>
            <text:list-item>
              <text:p text:style-name="P2">Essay formula.</text:p>
              <text:list>
                <text:list-item>
                  <text:p text:style-name="P2">General structure. </text:p>
                  <text:list>
                    <text:list-item>
                      <text:p text:style-name="P3">Each body paragraph builds on the one preceding it. </text:p>
                    </text:list-item>
                    <text:list-item>
                      <text:p text:style-name="P2">Create ideas that the readings support. </text:p>
                    </text:list-item>
                    <text:list-item>
                      <text:p text:style-name="P3">Clarity is key. </text:p>
                      <text:list>
                        <text:list-item>
                          <text:p text:style-name="P3">“if youre reading your ideas, and youre lost, stop.”</text:p>
                        </text:list-item>
                      </text:list>
                    </text:list-item>
                  </text:list>
                </text:list-item>
                <text:list-item>
                  <text:p text:style-name="P2">First paragraph.</text:p>
                  <text:list>
                    <text:list-item>
                      <text:p text:style-name="P2">1-2 sentences.</text:p>
                      <text:list>
                        <text:list-item>
                          <text:p text:style-name="P2">general thought on the overarching claim/thesis. </text:p>
                          <text:list>
                            <text:list-item>
                              <text:p text:style-name="P2">“this is in general what I’m going to talk about”</text:p>
                            </text:list-item>
                          </text:list>
                        </text:list-item>
                        <text:list-item>
                          <text:p text:style-name="P2">Introduce and summarize the assigned reading. </text:p>
                        </text:list-item>
                      </text:list>
                    </text:list-item>
                    <text:list-item>
                      <text:p text:style-name="P2">1-3 sentence thesis statement</text:p>
                    </text:list-item>
                  </text:list>
                </text:list-item>
                <text:list-item>
                  <text:p text:style-name="P2">Body paragraph.</text:p>
                  <text:list>
                    <text:list-item>
                      <text:p text:style-name="P2">Topic sentence.</text:p>
                      <text:list>
                        <text:list-item>
                          <text:p text:style-name="P3">States analysis claim I’m making in this paragraph.</text:p>
                        </text:list-item>
                        <text:list-item>
                          <text:p text:style-name="P3">States how the claim relates to the thesis.</text:p>
                          <text:list>
                            <text:list-item>
                              <text:p text:style-name="P3">Addresses the prompt by proxy.</text:p>
                            </text:list-item>
                          </text:list>
                        </text:list-item>
                        <text:list-item>
                          <text:p text:style-name="P3">Statements of <text:span text:style-name="T3">analysis</text:span>.</text:p>
                          <text:list>
                            <text:list-item>
                              <text:p text:style-name="P3">Not summary, generalization, or quotation.</text:p>
                            </text:list-item>
                          </text:list>
                        </text:list-item>
                        <text:list-item>
                          <text:p text:style-name="P3">Transitions between paragraph ie builds on pervious claim. </text:p>
                        </text:list-item>
                        <text:list-item>
                          <text:p text:style-name="P2">Don’t use ideas from the readings. </text:p>
                        </text:list-item>
                      </text:list>
                    </text:list-item>
                    <text:list-item>
                      <text:p text:style-name="P2">Connect to thesis.</text:p>
                    </text:list-item>
                    <text:list-item>
                      <text:p text:style-name="P2">One quote from each reading.</text:p>
                      <text:list>
                        <text:list-item>
                          <text:p text:style-name="P4">Form: Introduce Cite Engage Explain ICEE.</text:p>
                          <text:list>
                            <text:list-item>
                              <text:p text:style-name="P4">Introduce context of the author ie what they need to understand.</text:p>
                              <text:list>
                                <text:list-item>
                                  <text:p text:style-name="P4">Present perfect.</text:p>
                                </text:list-item>
                                <text:list-item>
                                  <text:p text:style-name="P4">Include a signal phrase “jane says” </text:p>
                                </text:list-item>
                              </text:list>
                            </text:list-item>
                            <text:list-item>
                              <text:p text:style-name="P4">The quote. </text:p>
                              <text:list>
                                <text:list-item>
                                  <text:p text:style-name="P4">Less than three lines.</text:p>
                                  <text:list>
                                    <text:list-item>
                                      <text:p text:style-name="P4">More than three requires a block quote which is off limits in expo.</text:p>
                                    </text:list-item>
                                  </text:list>
                                </text:list-item>
                                <text:list-item>
                                  <text:p text:style-name="P4">Remove period from the end.</text:p>
                                </text:list-item>
                                <text:list-item>
                                  <text:p text:style-name="P15">Sounds like natural speech. Eg incorperate with minimal quotation. </text:p>
                                </text:list-item>
                                <text:list-item>
                                  <text:p text:style-name="P8"><text:span text:style-name="T5">Altering quotes:</text:span></text:p>
                                  <text:list>
                                    <text:list-item>
                                      <text:p text:style-name="P8"><text:span text:style-name="T5">Ellipses. </text:span></text:p>
                                      <text:list>
                                        <text:list-item>
                                          <text:p text:style-name="P8"><text:soft-page-break/><text:span text:style-name="T5">Used for removing sections you need. 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"><text:span text:style-name="T5">Brackets. </text:span></text:p>
                                      <text:list>
                                        <text:list-item>
                                          <text:p text:style-name="P9"><text:span text:style-name="T5">Used to change quotes to keep grammatical correctness, such as purality and tence.</text:span></text:p>
                                        </text:list-item>
                                        <text:list-item>
                                          <text:p text:style-name="P9"><text:span text:style-name="T5">Avoid this in expo.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"><text:span text:style-name="T5">Nested quote.</text:span></text:p>
                                      <text:list>
                                        <text:list-item>
                                          <text:p text:style-name="P9"><text:span text:style-name="T5">Used when quoting someone with a quote. </text:span></text:p>
                                        </text:list-item>
                                        <text:list-item>
                                          <text:p text:style-name="P9"><text:span text:style-name="T5">“Oxycontin is the ‘cuddle hormone’” (Fredrickson X). 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">Citation.</text:p>
                              <text:list>
                                <text:list-item>
                                  <text:p text:style-name="P4">MLA (Lastname Pagenumber)period.</text:p>
                                </text:list-item>
                              </text:list>
                            </text:list-item>
                            <text:list-item>
                              <text:p text:style-name="P4">EX: Jane states “I pee” (john 69).</text:p>
                            </text:list-item>
                          </text:list>
                        </text:list-item>
                        <text:list-item>
                          <text:p text:style-name="P2">Synthesize ideas from each author. </text:p>
                        </text:list-item>
                        <text:list-item>
                          <text:p text:style-name="P2">Conversation between me, Johnson and Noë.</text:p>
                        </text:list-item>
                        <text:list-item>
                          <text:p text:style-name="P4">Engage quote.</text:p>
                          <text:list>
                            <text:list-item>
                              <text:p text:style-name="P5">Immedietly<text:span text:style-name="T4"> summerizae the quote in own words.</text:span></text:p>
                              <text:list>
                                <text:list-item>
                                  <text:p text:style-name="P5"><text:span text:style-name="T4">“that is” “in other words” “id est”</text:span></text:p>
                                </text:list-item>
                              </text:list>
                            </text:list-item>
                            <text:list-item>
                              <text:p text:style-name="P5"><text:span text:style-name="T4">Close read, analyse, Interpret.</text:span></text:p>
                              <text:list>
                                <text:list-item>
                                  <text:p text:style-name="P6"><text:span text:style-name="T4">Suggest, imply, emphasize.</text:span></text:p>
                                </text:list-item>
                              </text:list>
                            </text:list-item>
                            <text:list-item>
                              <text:p text:style-name="P6"><text:span text:style-name="T5">Make the connection to the previous quote, topic, previous claims, and thesis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5">Second Quote!</text:span></text:p>
                    </text:list-item>
                    <text:list-item>
                      <text:p text:style-name="P4">Explain the connections. <text:span text:style-name="T7">Develop own ideas. </text:span></text:p>
                    </text:list-item>
                    <text:list-item>
                      <text:p text:style-name="P4">Total 4-9 sentences. Maximum is [each page has more than one paragraph, no block page]. Minimum 4. </text:p>
                    </text:list-item>
                  </text:list>
                </text:list-item>
              </text:list>
            </text:list-item>
            <text:list-item>
              <text:p text:style-name="P3">Presentation.</text:p>
              <text:list>
                <text:list-item>
                  <text:p text:style-name="P3">Introduction paragraph.</text:p>
                </text:list-item>
                <text:list-item>
                  <text:p text:style-name="P3">Closing paragraph.</text:p>
                </text:list-item>
                <text:list-item>
                  <text:p text:style-name="P3">Signs of proof reading.</text:p>
                </text:list-item>
                <text:list-item>
                  <text:p text:style-name="P3">Times new roman, 12 pt, 1 inch margin. </text:p>
                </text:list-item>
                <text:list-item>
                  <text:p text:style-name="P10">Never use author first name. May occasionally use full name. </text:p>
                </text:list-item>
              </text:list>
            </text:list-item>
            <text:list-item>
              <text:p text:style-name="P10">Works cited.</text:p>
              <text:list>
                <text:list-item>
                  <text:p text:style-name="P10">Page by itself.</text:p>
                </text:list-item>
                <text:list-item>
                  <text:p text:style-name="P10">MLA.</text:p>
                </text:list-item>
                <text:list-item>
                  <text:p text:style-name="P10">Alphabetical order by last name.</text:p>
                </text:list-item>
                <text:list-item>
                  <text:p text:style-name="P10">Use purdue.edu. </text:p>
                </text:list-item>
              </text:list>
            </text:list-item>
            <text:list-item>
              <text:p text:style-name="P10">Misc.</text:p>
              <text:list>
                <text:list-item>
                  <text:p text:style-name="P10">Avoid “the author.” Use their name. </text:p>
                </text:list-item>
                <text:list-item>
                  <text:p text:style-name="P11">Avoid “this proves.” use argues, suggest, etc.</text:p>
                </text:list-item>
                <text:list-item>
                  <text:p text:style-name="P11">Avoid general words: “general, a lot, <text:span text:style-name="T8">people, society, community,</text:span> etc”</text:p>
                </text:list-item>
                <text:list-item>
                  <text:p text:style-name="P15">Avoid overstating the obvious. </text:p>
                  <text:list>
                    <text:list-item>
                      <text:p text:style-name="P15">“today in modern society” modernity can be assumed from today. </text:p>
                    </text:list-item>
                    <text:list-item>
                      <text:p text:style-name="P16">Watch out for adverbs.</text:p>
                    </text:list-item>
                    <text:list-item>
                      <text:p text:style-name="P16">“it is clear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Producing an argument. </text:p>
          <text:list>
            <text:list-item>
              <text:p text:style-name="P11">Arguments.</text:p>
              <text:list>
                <text:list-item>
                  <text:p text:style-name="P11">Not right vs wrong.</text:p>
                  <text:list>
                    <text:list-item>
                      <text:p text:style-name="P11">Valid vs invalid.</text:p>
                    </text:list-item>
                    <text:list-item>
                      <text:p text:style-name="P11">Effective vs ineffective.</text:p>
                    </text:list-item>
                  </text:list>
                </text:list-item>
                <text:list-item>
                  <text:p text:style-name="P11">Supported by evidence.</text:p>
                </text:list-item>
                <text:list-item>
                  <text:p text:style-name="P11"><text:soft-page-break/>Argu<text:span text:style-name="T3">able</text:span>.</text:p>
                  <text:list>
                    <text:list-item>
                      <text:p text:style-name="P11">Someone objects ie not a statement.</text:p>
                    </text:list-item>
                    <text:list-item>
                      <text:p text:style-name="P12">Specific claim ie not a general claim.</text:p>
                    </text:list-item>
                  </text:list>
                </text:list-item>
                <text:list-item>
                  <text:p text:style-name="P12"><text:span text:style-name="T8">My argument.</text:span></text:p>
                  <text:list>
                    <text:list-item>
                      <text:p text:style-name="P12"><text:span text:style-name="T8">The fact that other people argue something is just a fact. </text:span><text:s/></text:p>
                    </text:list-item>
                  </text:list>
                </text:list-item>
              </text:list>
            </text:list-item>
            <text:list-item>
              <text:p text:style-name="P11">The easiest way to explain an argument is to explain what it is not.</text:p>
              <text:list>
                <text:list-item>
                  <text:p text:style-name="P11">Hail satan!</text:p>
                </text:list-item>
              </text:list>
            </text:list-item>
            <text:list-item>
              <text:p text:style-name="P11">Argument is not:</text:p>
              <text:list>
                <text:list-item>
                  <text:p text:style-name="P11">Restatement of the assignment. </text:p>
                  <text:list>
                    <text:list-item>
                      <text:p text:style-name="P11">Respond and build on it. Answer the question.</text:p>
                    </text:list-item>
                  </text:list>
                </text:list-item>
                <text:list-item>
                  <text:p text:style-name="P11">An opinion.</text:p>
                  <text:list>
                    <text:list-item>
                      <text:p text:style-name="P11">Answer how and why of the opinion. </text:p>
                    </text:list-item>
                  </text:list>
                </text:list-item>
                <text:list-item>
                  <text:p text:style-name="P13">Not a fact.</text:p>
                  <text:list>
                    <text:list-item>
                      <text:p text:style-name="P13">Not arguable. </text:p>
                    </text:list-item>
                  </text:list>
                </text:list-item>
                <text:list-item>
                  <text:p text:style-name="P13">Not a cliché or generalization.</text:p>
                </text:list-item>
                <text:list-item>
                  <text:p text:style-name="P13">Not an agreement or disagreement.</text:p>
                  <text:list>
                    <text:list-item>
                      <text:p text:style-name="P13">Explain how and why of the original claim. </text:p>
                    </text:list-item>
                  </text:list>
                </text:list-item>
                <text:list-item>
                  <text:p text:style-name="P13">Not a compare / contrast.</text:p>
                  <text:list>
                    <text:list-item>
                      <text:p text:style-name="P13">Basically a fact.</text:p>
                    </text:list-item>
                  </text:list>
                </text:list-item>
                <text:list-item>
                  <text:p text:style-name="P13">Argument made by the authors.</text:p>
                  <text:list>
                    <text:list-item>
                      <text:p text:style-name="P13">Gotta be my argument. </text:p>
                    </text:list-item>
                  </text:list>
                </text:list-item>
                <text:list-item>
                  <text:p text:style-name="P13">One size fits all.</text:p>
                  <text:list>
                    <text:list-item>
                      <text:p text:style-name="P13">Contextual to me and my sources.</text:p>
                    </text:list-item>
                    <text:list-item>
                      <text:p text:style-name="P13">Be specific!</text:p>
                    </text:list-item>
                    <text:list-item>
                      <text:p text:style-name="P13">Generalizations aren’t arguable.</text:p>
                    </text:list-item>
                  </text:list>
                </text:list-item>
                <text:list-item>
                  <text:p text:style-name="P13">Personal experience.</text:p>
                  <text:list>
                    <text:list-item>
                      <text:p text:style-name="P13">Informed by but not dependent on personal experienc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Peer review:</text:p>
          <text:list>
            <text:list-item>
              <text:p text:style-name="P17">limit to 1-3 comments per page.</text:p>
              <text:list>
                <text:list-item>
                  <text:p text:style-name="P17">Professor is subtweeting me. </text:p>
                </text:list-item>
              </text:list>
            </text:list-item>
          </text:list>
        </text:list-item>
      </text:list>
      <text:p text:style-name="P14"/>
      <text:p text:style-name="P14">Dubitur <text:span text:style-name="T9">est. </text:span><text:span text:style-name="T11">Dubitatio</text:span> arbitartur. <text:span text:style-name="T10">Ergo arbiter e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41:58.424357790</meta:creation-date>
    <dc:date>2023-02-14T18:59:27.385602783</dc:date>
    <meta:editing-duration>PT34M1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124" meta:word-count="752" meta:character-count="4196" meta:non-whitespace-character-count="3650"/>
  </office:meta>
</office:document-meta>
</file>